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officeooo:rsid="0012ff3f" officeooo:paragraph-rsid="00579fb9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199cm" fo:margin-right="-1.7cm" fo:text-indent="-0.4cm" style:auto-text-indent="false" style:page-number="auto" fo:background-color="transparent"/>
      <style:text-properties style:font-name="Liberation Sans" fo:font-size="14pt" officeooo:rsid="0012ff3f" officeooo:paragraph-rsid="00579fb9" style:font-size-asian="14pt" style:font-size-complex="14pt"/>
    </style:style>
    <style:style style:name="P3" style:family="paragraph" style:parent-style-name="Standard">
      <loext:graphic-properties draw:fill="none"/>
      <style:paragraph-properties fo:margin-left="-1.6cm" fo:margin-right="-1.6cm" fo:text-indent="0cm" style:auto-text-indent="false" fo:background-color="transparent"/>
      <style:text-properties style:font-name="Liberation Sans" fo:font-size="14pt" officeooo:rsid="0012ff3f" officeooo:paragraph-rsid="001539f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-1.6cm" fo:text-indent="0cm" style:auto-text-indent="false" fo:background-color="transparent"/>
      <style:text-properties style:font-name="Liberation Sans" fo:font-size="14pt" officeooo:rsid="0012ff3f" officeooo:paragraph-rsid="001539ff" style:font-size-asian="14pt" style:font-size-complex="14pt"/>
    </style:style>
    <style:style style:name="P5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12ff3f" officeooo:paragraph-rsid="0012ff3f" style:font-size-asian="14pt" style:font-size-complex="14pt"/>
    </style:style>
    <style:style style:name="P6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12ff3f" officeooo:paragraph-rsid="00579fb9" style:font-size-asian="14pt" style:font-size-complex="14pt"/>
    </style:style>
    <style:style style:name="P7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officeooo:paragraph-rsid="003e8017"/>
    </style:style>
    <style:style style:name="P8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officeooo:paragraph-rsid="00579fb9"/>
    </style:style>
    <style:style style:name="P9" style:family="paragraph" style:parent-style-name="Standard" style:master-page-name="">
      <loext:graphic-properties draw:fill="none"/>
      <style:paragraph-properties fo:margin-left="-1.6cm" fo:margin-right="0cm" fo:text-indent="0cm" style:auto-text-indent="false" style:page-number="auto" fo:background-color="transparent"/>
      <style:text-properties officeooo:paragraph-rsid="00579fb9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2ff3f" officeooo:paragraph-rsid="0012ff3f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2ff3f" officeooo:paragraph-rsid="00579fb9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3592f" officeooo:paragraph-rsid="0012ff3f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3592f" officeooo:paragraph-rsid="00579fb9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3592f" officeooo:paragraph-rsid="0083ef8c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3592f" officeooo:paragraph-rsid="0093f7d3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2520c7" officeooo:paragraph-rsid="0012ff3f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2520c7" officeooo:paragraph-rsid="00579fb9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2520c7" officeooo:paragraph-rsid="0083ef8c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2520c7" officeooo:paragraph-rsid="0093f7d3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2ff3f" officeooo:paragraph-rsid="0083ef8c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2ff3f" officeooo:paragraph-rsid="0093f7d3" style:font-size-asian="14pt" style:font-size-complex="14pt"/>
    </style:style>
    <style:style style:name="P22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253f09" officeooo:paragraph-rsid="00579fb9" style:font-size-asian="14pt" style:font-size-complex="14pt"/>
    </style:style>
    <style:style style:name="P23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2aeda3" officeooo:paragraph-rsid="00579fb9" style:font-size-asian="14pt" style:font-size-complex="14pt"/>
    </style:style>
    <style:style style:name="P24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2520c7" officeooo:paragraph-rsid="0012ff3f" style:font-size-asian="14pt" style:font-size-complex="14pt"/>
    </style:style>
    <style:style style:name="P25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2520c7" officeooo:paragraph-rsid="00579fb9" style:font-size-asian="14pt" style:font-size-complex="14pt"/>
    </style:style>
    <style:style style:name="P26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2520c7" officeooo:paragraph-rsid="0083ef8c" style:font-size-asian="14pt" style:font-size-complex="14pt"/>
    </style:style>
    <style:style style:name="P27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2520c7" officeooo:paragraph-rsid="0093f7d3" style:font-size-asian="14pt" style:font-size-complex="14pt"/>
    </style:style>
    <style:style style:name="P28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12ff3f" officeooo:paragraph-rsid="00604d99" style:font-size-asian="14pt" style:font-size-complex="14pt"/>
    </style:style>
    <style:style style:name="P29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12ff3f" officeooo:paragraph-rsid="0012ff3f" style:font-size-asian="14pt" style:font-size-complex="14pt"/>
    </style:style>
    <style:style style:name="P30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12ff3f" officeooo:paragraph-rsid="0072dccf" style:font-size-asian="14pt" style:font-size-complex="14pt"/>
    </style:style>
    <style:style style:name="P31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12ff3f" officeooo:paragraph-rsid="0083ef8c" style:font-size-asian="14pt" style:font-size-complex="14pt"/>
    </style:style>
    <style:style style:name="P32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style:font-name="Liberation Sans" fo:font-size="14pt" officeooo:rsid="0012ff3f" officeooo:paragraph-rsid="0093f7d3" style:font-size-asian="14pt" style:font-size-complex="14pt"/>
    </style:style>
    <style:style style:name="P33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officeooo:paragraph-rsid="003ccb67"/>
    </style:style>
    <style:style style:name="P34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officeooo:paragraph-rsid="0083ef8c"/>
    </style:style>
    <style:style style:name="P35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officeooo:paragraph-rsid="0093f7d3"/>
    </style:style>
    <style:style style:name="P36" style:family="paragraph" style:parent-style-name="Standard" style:master-page-name="">
      <loext:graphic-properties draw:fill="none"/>
      <style:paragraph-properties fo:margin-left="-1.6cm" fo:margin-right="0cm" fo:text-indent="0cm" style:auto-text-indent="false" style:page-number="auto" fo:background-color="transparent"/>
      <style:text-properties officeooo:paragraph-rsid="0083ef8c"/>
    </style:style>
    <style:style style:name="P37" style:family="paragraph" style:parent-style-name="Standard">
      <style:text-properties style:font-name="Liberation Sans" fo:font-size="14pt" officeooo:rsid="0012ff3f" officeooo:paragraph-rsid="0083ef8c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2ff3f" officeooo:paragraph-rsid="00743a04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2ff3f" officeooo:paragraph-rsid="0083ef8c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ans" fo:font-size="14pt" officeooo:rsid="0012ff3f" officeooo:paragraph-rsid="0093f7d3" style:font-size-asian="14pt" style:font-size-complex="14pt"/>
    </style:style>
    <style:style style:name="P41" style:family="paragraph" style:parent-style-name="Standard">
      <loext:graphic-properties draw:fill="none"/>
      <style:paragraph-properties fo:margin-left="-1.6cm" fo:margin-right="-1.6cm" fo:text-indent="0cm" style:auto-text-indent="false" fo:background-color="transparent"/>
      <style:text-properties style:font-name="Liberation Sans" fo:font-size="14pt" officeooo:rsid="0012ff3f" officeooo:paragraph-rsid="007f3cc4" style:font-size-asian="14pt" style:font-size-complex="14pt"/>
    </style:style>
    <style:style style:name="P42" style:family="paragraph" style:parent-style-name="Standard">
      <loext:graphic-properties draw:fill="none"/>
      <style:paragraph-properties fo:margin-left="-1.6cm" fo:margin-right="-1.6cm" fo:text-indent="0cm" style:auto-text-indent="false" fo:background-color="transparent"/>
      <style:text-properties style:font-name="Liberation Sans" fo:font-size="14pt" officeooo:rsid="0012ff3f" officeooo:paragraph-rsid="0083ef8c" style:font-size-asian="14pt" style:font-size-complex="14pt"/>
    </style:style>
    <style:style style:name="P43" style:family="paragraph" style:parent-style-name="Standard">
      <loext:graphic-properties draw:fill="none"/>
      <style:paragraph-properties fo:margin-left="-1.6cm" fo:margin-right="-1.6cm" fo:text-indent="0cm" style:auto-text-indent="false" fo:background-color="transparent"/>
      <style:text-properties style:font-name="Liberation Sans" fo:font-size="14pt" officeooo:rsid="0012ff3f" officeooo:paragraph-rsid="0093f7d3" style:font-size-asian="14pt" style:font-size-complex="14pt"/>
    </style:style>
    <style:style style:name="P44" style:family="paragraph" style:parent-style-name="Standard" style:master-page-name="">
      <loext:graphic-properties draw:fill="none"/>
      <style:paragraph-properties fo:margin-left="-1.199cm" fo:margin-right="-1.7cm" fo:text-indent="-0.4cm" style:auto-text-indent="false" style:page-number="auto" fo:background-color="transparent"/>
      <style:text-properties officeooo:paragraph-rsid="0012ff3f"/>
    </style:style>
    <style:style style:name="T1" style:family="text">
      <style:text-properties officeooo:rsid="0013592f"/>
    </style:style>
    <style:style style:name="T2" style:family="text">
      <style:text-properties officeooo:rsid="001af773"/>
    </style:style>
    <style:style style:name="T3" style:family="text">
      <style:text-properties officeooo:rsid="001ba033"/>
    </style:style>
    <style:style style:name="T4" style:family="text">
      <style:text-properties officeooo:rsid="00234909"/>
    </style:style>
    <style:style style:name="T5" style:family="text">
      <style:text-properties style:font-name="Liberation Sans" fo:font-size="14pt" officeooo:rsid="0012ff3f" style:font-size-asian="14pt" style:font-size-complex="14pt"/>
    </style:style>
    <style:style style:name="T6" style:family="text">
      <style:text-properties style:font-name="Liberation Sans" fo:font-size="14pt" officeooo:rsid="0013592f" style:font-size-asian="14pt" style:font-size-complex="14pt"/>
    </style:style>
    <style:style style:name="T7" style:family="text">
      <style:text-properties style:font-name="Liberation Sans" fo:font-size="14pt" officeooo:rsid="001ba033" style:font-size-asian="14pt" style:font-size-complex="14pt"/>
    </style:style>
    <style:style style:name="T8" style:family="text">
      <style:text-properties style:font-name="Liberation Sans" fo:font-size="14pt" officeooo:rsid="00234909" style:font-size-asian="14pt" style:font-size-complex="14pt"/>
    </style:style>
    <style:style style:name="T9" style:family="text">
      <style:text-properties style:font-name="Liberation Sans" fo:font-size="14pt" officeooo:rsid="00253f09" style:font-size-asian="14pt" style:font-size-complex="14pt"/>
    </style:style>
    <style:style style:name="T10" style:family="text">
      <style:text-properties style:font-name="Liberation Sans" fo:font-size="14pt" officeooo:rsid="002aeda3" style:font-size-asian="14pt" style:font-size-complex="14pt"/>
    </style:style>
    <style:style style:name="T11" style:family="text">
      <style:text-properties style:font-name="Liberation Sans" fo:font-size="14pt" officeooo:rsid="0036a3d3" style:font-size-asian="14pt" style:font-size-complex="14pt"/>
    </style:style>
    <style:style style:name="T12" style:family="text">
      <style:text-properties style:font-name="Liberation Sans" fo:font-size="14pt" officeooo:rsid="00444e47" style:font-size-asian="14pt" style:font-size-complex="14pt"/>
    </style:style>
    <style:style style:name="T13" style:family="text">
      <style:text-properties style:font-name="Liberation Sans" fo:font-size="14pt" officeooo:rsid="00450e0d" style:font-size-asian="14pt" style:font-size-complex="14pt"/>
    </style:style>
    <style:style style:name="T14" style:family="text">
      <style:text-properties style:font-name="Liberation Sans" fo:font-size="14pt" officeooo:rsid="004c91f0" style:font-size-asian="14pt" style:font-size-complex="14pt"/>
    </style:style>
    <style:style style:name="T15" style:family="text">
      <style:text-properties style:font-name="Liberation Sans" fo:font-size="14pt" officeooo:rsid="00544588" style:font-size-asian="14pt" style:font-size-complex="14pt"/>
    </style:style>
    <style:style style:name="T16" style:family="text">
      <style:text-properties style:font-name="Liberation Sans" fo:font-size="14pt" officeooo:rsid="005ab4e9" style:font-size-asian="14pt" style:font-size-complex="14pt"/>
    </style:style>
    <style:style style:name="T17" style:family="text">
      <style:text-properties style:font-name="Liberation Sans" fo:font-size="14pt" officeooo:rsid="006c88ba" style:font-size-asian="14pt" style:font-size-complex="14pt"/>
    </style:style>
    <style:style style:name="T18" style:family="text">
      <style:text-properties style:font-name="Liberation Sans" fo:font-size="14pt" officeooo:rsid="006dff77" style:font-size-asian="14pt" style:font-size-complex="14pt"/>
    </style:style>
    <style:style style:name="T19" style:family="text">
      <style:text-properties style:font-name="Liberation Sans" fo:font-size="14pt" officeooo:rsid="006f8ffb" style:font-size-asian="14pt" style:font-size-complex="14pt"/>
    </style:style>
    <style:style style:name="T20" style:family="text">
      <style:text-properties style:font-name="Liberation Sans" fo:font-size="14pt" officeooo:rsid="001539ff" style:font-size-asian="14pt" style:font-size-complex="14pt"/>
    </style:style>
    <style:style style:name="T21" style:family="text">
      <style:text-properties style:font-name="Liberation Sans" fo:font-size="14pt" officeooo:rsid="0079cfe3" style:font-size-asian="14pt" style:font-size-complex="14pt"/>
    </style:style>
    <style:style style:name="T22" style:family="text">
      <style:text-properties style:font-name="Liberation Sans" fo:font-size="14pt" officeooo:rsid="007c3db7" style:font-size-asian="14pt" style:font-size-complex="14pt"/>
    </style:style>
    <style:style style:name="T23" style:family="text">
      <style:text-properties style:font-name="Liberation Sans" fo:font-size="14pt" officeooo:rsid="001af773" style:font-size-asian="14pt" style:font-size-complex="14pt"/>
    </style:style>
    <style:style style:name="T24" style:family="text">
      <style:text-properties officeooo:rsid="005ad37f"/>
    </style:style>
    <style:style style:name="T25" style:family="text">
      <style:text-properties officeooo:rsid="005ec55b"/>
    </style:style>
    <style:style style:name="T26" style:family="text">
      <style:text-properties officeooo:rsid="0063defd"/>
    </style:style>
    <style:style style:name="T27" style:family="text">
      <style:text-properties officeooo:rsid="00649eb4"/>
    </style:style>
    <style:style style:name="T28" style:family="text">
      <style:text-properties officeooo:rsid="0064b8e6"/>
    </style:style>
    <style:style style:name="T29" style:family="text">
      <style:text-properties officeooo:rsid="00674093"/>
    </style:style>
    <style:style style:name="T30" style:family="text">
      <style:text-properties officeooo:rsid="0072dccf"/>
    </style:style>
    <style:style style:name="T31" style:family="text">
      <style:text-properties officeooo:rsid="0079cfe3"/>
    </style:style>
    <style:style style:name="T32" style:family="text">
      <style:text-properties officeooo:rsid="0082508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5">MICRO INTERRO </text:span><text:span text:style-name="T23">(</text:span><text:span text:style-name="T23"><draw:frame draw:style-name="fr1" draw:name="Objet11" text:anchor-type="as-char" svg:y="-0.619cm" svg:width="0.506cm" svg:height="0.998cm" draw:z-index="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3">d’heure)</text:span><text:span text:style-name="T5"><text:tab/><text:tab/></text:span><text:span text:style-name="T6">NOM :<text:tab/><text:tab/>PRENOM :<text:tab/><text:tab/>CLASSE :<text:line-break/> 1. </text:span><text:span text:style-name="T8">Propriété </text:span><text:span text:style-name="T16">fondamentale</text:span><text:span text:style-name="T8">:</text:span><text:span text:style-name="T5"> <text:tab/><text:tab/><text:tab/><text:tab/><text:tab/><text:tab/> <text:s/><text:tab/><text:tab/><text:tab/> <text:s text:c="9"/></text:span><text:span text:style-name="T7">/</text:span><text:span text:style-name="T15">2</text:span></text:p>
      <text:p text:style-name="P5"><text:s text:c="2"/><text:tab/> <text:s text:c="2"/><text:span text:style-name="T25">Soient a,b,c trois nombres avec ……..</text:span><text:tab/><text:tab/><text:span text:style-name="T25">alors </text:span><draw:frame draw:style-name="fr1" draw:name="Objet1" text:anchor-type="as-char" svg:y="-0.619cm" svg:width="0.86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tab/> <text:s text:c="2"/><text:span text:style-name="T27">exemple :</text:span></text:p>
      <text:p text:style-name="P10"/>
      <text:p text:style-name="P28"><text:s text:c="4"/><text:span text:style-name="T26">2.</text:span> <text:s/><text:span text:style-name="T24">Test du produit en croix </text:span>:</text:p>
      <text:p text:style-name="P30"><text:s text:c="2"/><text:tab/> <text:s text:c="2"/><text:span text:style-name="T25">Soient a,b,c et d quatre nombres avec ……..</text:span><text:tab/><text:tab/><text:tab/><text:tab/><text:tab/> <text:s text:c="3"/>/<text:span text:style-name="T30">2</text:span><text:tab/></text:p>
      <text:p text:style-name="P38"><text:span text:style-name="T29">l’équation</text:span><text:span text:style-name="T29"><draw:frame draw:style-name="fr1" draw:name="Objet2" text:anchor-type="as-char" svg:y="-0.619cm" svg:width="1.187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9">est équivalente à l’équation : <text:tab/><text:tab/>= <text:tab/></text:span></text:p>
      <text:p text:style-name="P38">e<text:span text:style-name="T28">xemple :</text:span></text:p>
      <text:p text:style-name="P10"><text:tab/></text:p>
      <text:p text:style-name="P12"><text:s/></text:p>
      <text:p text:style-name="P7"><text:span text:style-name="T5"><text:s text:c="4"/></text:span><text:span text:style-name="T17">3</text:span><text:span text:style-name="T5">. </text:span><text:span text:style-name="T18">Simplifie le plus possible la fraction :<text:tab/> </text:span><text:span text:style-name="T18"><draw:frame draw:style-name="fr1" draw:name="Objet3" text:anchor-type="as-char" svg:y="-0.619cm" svg:width="1.078cm" svg:height="0.9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8"><text:tab/><text:tab/><text:tab/><text:tab/><text:tab/> <text:s text:c="3"/>/</text:span><text:span text:style-name="T19">2</text:span></text:p>
      <text:p text:style-name="P16"/>
      <text:p text:style-name="P24"/>
      <text:p text:style-name="P33"><text:span text:style-name="T20"><text:s text:c="4"/></text:span><text:span text:style-name="T21">4</text:span><text:span text:style-name="T20">. R</text:span><text:span text:style-name="T21">ange ces n</text:span><text:span text:style-name="T22">ombres</text:span><text:span text:style-name="T21"> dans l’ordre croissant :</text:span><text:span text:style-name="T20"> <text:s/><text:tab/></text:span><text:span text:style-name="T20"><draw:frame draw:style-name="fr1" draw:name="Objet4" text:anchor-type="as-char" svg:y="-0.619cm" svg:width="5.509cm" svg:height="1.05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0"><text:tab/> <text:s text:c="3"/>/</text:span><text:span text:style-name="T21">2</text:span></text:p>
      <text:p text:style-name="P33"><text:span text:style-name="T21"><text:tab/><text:tab/></text:span></text:p>
      <text:p text:style-name="P41"><text:s text:c="4"/></text:p>
      <text:p text:style-name="P41"><text:span text:style-name="T31"><text:s text:c="4"/>5. Écris le nombre « 0,5 » de 4 façons différentes :<text:tab/><text:tab/><text:tab/><text:tab/><text:tab/> <text:s text:c="3"/>/2</text:span></text:p>
      <text:p text:style-name="P43"><text:tab/><text:span text:style-name="T32">0,5 = </text:span><text:tab/><draw:frame draw:style-name="fr1" draw:name="Objet5" text:anchor-type="as-char" svg:y="-0.619cm" svg:width="1.489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 <text:s text:c="2"/><text:tab/> <text:s text:c="3"/><text:span text:style-name="T32">= <text:s text:c="9"/><text:tab/>= <text:tab/> <text:s text:c="3"/>=<text:tab/> <text:s text:c="9"/><text:line-break/></text:span>MICRO INTERRO <text:span text:style-name="T2">(</text:span><text:span text:style-name="T2"><draw:frame draw:style-name="fr1" draw:name="Objet6" text:anchor-type="as-char" svg:y="-0.619cm" svg:width="0.506cm" svg:height="0.998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">d’heure)</text:span><text:tab/><text:tab/><text:span text:style-name="T1">NOM :<text:tab/><text:tab/>PRENOM :<text:tab/><text:tab/>CLASSE :<text:line-break/> 1. Propriété fondamentale:</text:span> <text:tab/><text:tab/><text:tab/><text:tab/><text:tab/><text:tab/> <text:s/><text:tab/><text:tab/><text:tab/> <text:s text:c="9"/><text:span text:style-name="T3">/2</text:span></text:p>
      <text:p text:style-name="P32"><text:s text:c="2"/><text:tab/> <text:s text:c="2"/><text:span text:style-name="T25">Soient a,b,c trois nombres avec ……..</text:span><text:tab/><text:tab/><text:span text:style-name="T25">alors </text:span><draw:frame draw:style-name="fr1" draw:name="Objet8" text:anchor-type="as-char" svg:y="-0.619cm" svg:width="0.861cm" svg:height="0.998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2"><text:tab/> <text:s text:c="2"/><text:span text:style-name="T27">exemple :</text:span></text:p>
      <text:p text:style-name="P21"/>
      <text:p text:style-name="P32"><text:s text:c="4"/><text:span text:style-name="T26">2.</text:span> <text:s/><text:span text:style-name="T24">Test du produit en croix </text:span>:</text:p>
      <text:p text:style-name="P32"><text:s text:c="2"/><text:tab/> <text:s text:c="2"/><text:span text:style-name="T25">Soient a,b,c et d quatre nombres avec ……..</text:span><text:tab/><text:tab/><text:tab/><text:tab/><text:tab/> <text:s text:c="3"/>/<text:span text:style-name="T30">2</text:span><text:tab/></text:p>
      <text:p text:style-name="P21"><text:span text:style-name="T29">l’équation</text:span><text:span text:style-name="T29"><draw:frame draw:style-name="fr1" draw:name="Objet9" text:anchor-type="as-char" svg:y="-0.619cm" svg:width="1.187cm" svg:height="0.998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9">est équivalente à l’équation : <text:tab/><text:tab/>= <text:tab/></text:span></text:p>
      <text:p text:style-name="P21">e<text:span text:style-name="T28">xemple :</text:span></text:p>
      <text:p text:style-name="P21"><text:tab/></text:p>
      <text:p text:style-name="P15"><text:s/></text:p>
      <text:p text:style-name="P35"><text:span text:style-name="T5"><text:s text:c="4"/></text:span><text:span text:style-name="T17">3</text:span><text:span text:style-name="T5">. </text:span><text:span text:style-name="T18">Simplifie le plus possible la fraction :<text:tab/> </text:span><text:span text:style-name="T18"><draw:frame draw:style-name="fr1" draw:name="Objet10" text:anchor-type="as-char" svg:y="-0.619cm" svg:width="1.078cm" svg:height="0.998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8"><text:tab/><text:tab/><text:tab/><text:tab/><text:tab/> <text:s text:c="3"/>/</text:span><text:span text:style-name="T19">2</text:span></text:p>
      <text:p text:style-name="P19"/>
      <text:p text:style-name="P27"/>
      <text:p text:style-name="P35"><text:span text:style-name="T20"><text:s text:c="4"/></text:span><text:span text:style-name="T21">4</text:span><text:span text:style-name="T20">. R</text:span><text:span text:style-name="T21">ange ces n</text:span><text:span text:style-name="T22">ombres</text:span><text:span text:style-name="T21"> dans l’ordre croissant :</text:span><text:span text:style-name="T20"> <text:s/><text:tab/></text:span><text:span text:style-name="T20"><draw:frame draw:style-name="fr1" draw:name="Objet12" text:anchor-type="as-char" svg:y="-0.619cm" svg:width="5.509cm" svg:height="1.05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0"><text:tab/> <text:s text:c="3"/>/</text:span><text:span text:style-name="T21">2</text:span></text:p>
      <text:p text:style-name="P35"><text:span text:style-name="T21"><text:tab/><text:tab/></text:span></text:p>
      <text:p text:style-name="P43"><text:s text:c="4"/></text:p>
      <text:p text:style-name="P43"><text:span text:style-name="T31"><text:s text:c="4"/>5. Écris le nombre « 0,5 » de 4 façons différentes :<text:tab/><text:tab/><text:tab/><text:tab/><text:tab/> <text:s text:c="3"/>/2</text:span></text:p>
      <text:p text:style-name="P43"><text:tab/><text:span text:style-name="T32">0,5 = </text:span><text:tab/><draw:frame draw:style-name="fr1" draw:name="Objet7" text:anchor-type="as-char" svg:y="-0.619cm" svg:width="1.489cm" svg:height="0.998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 <text:s text:c="2"/><text:tab/> <text:s text:c="3"/><text:span text:style-name="T32">= <text:s text:c="9"/><text:tab/>= <text:tab/> <text:s text:c="3"/>=<text:tab/> <text:s text:c="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65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4T07:48:21.874000000</meta:creation-date>
    <dc:date>2021-03-14T22:15:35.609000000</dc:date>
    <meta:editing-duration>PT2H6M7S</meta:editing-duration>
    <meta:editing-cycles>103</meta:editing-cycles>
    <meta:generator>LibreOffice/6.3.3.2$Windows_X86_64 LibreOffice_project/a64200df03143b798afd1ec74a12ab50359878ed</meta:generator>
    <meta:document-statistic meta:table-count="0" meta:image-count="0" meta:object-count="12" meta:page-count="1" meta:paragraph-count="29" meta:word-count="164" meta:character-count="1111" meta:non-whitespace-character-count="684"/>
  </office:meta>
</office:document-meta>
</file>

<file path=Object 1/content.xml><?xml version="1.0" encoding="utf-8"?>
<math xmlns="http://www.w3.org/1998/Math/MathML" display="block">
  <semantics>
    <mrow>
      <mfrac>
        <mi>a</mi>
        <mi>b</mi>
      </mfrac>
      <mo stretchy="false">=</mo>
      <mspace/>
    </mrow>
    <annotation encoding="StarMath 5.0">a over b = ~</annotation>
  </semantics>
</math>
</file>

<file path=Object 10/content.xml><?xml version="1.0" encoding="utf-8"?>
<math xmlns="http://www.w3.org/1998/Math/MathML" display="block">
  <semantics>
    <mrow>
      <mfrac>
        <mn>48</mn>
        <mn>27</mn>
      </mfrac>
      <mo stretchy="false">=</mo>
      <mspace/>
    </mrow>
    <annotation encoding="StarMath 5.0">48 over 27 = ~</annotation>
  </semantics>
</math>
</file>

<file path=Object 11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2/content.xml><?xml version="1.0" encoding="utf-8"?>
<math xmlns="http://www.w3.org/1998/Math/MathML" display="block">
  <semantics>
    <mrow>
      <mfrac>
        <mn>48</mn>
        <mn>27</mn>
      </mfrac>
      <mi>;</mi>
      <mfrac>
        <mn>1</mn>
        <mn>10</mn>
      </mfrac>
      <mi>;</mi>
      <mfrac>
        <mn>1</mn>
        <mn>100</mn>
      </mfrac>
      <mi>;</mi>
      <mfrac>
        <mn>1</mn>
        <msup>
          <mn>10</mn>
          <mn>6</mn>
        </msup>
      </mfrac>
      <mi>;</mi>
      <mfrac>
        <mn>11</mn>
        <mn>100</mn>
      </mfrac>
      <mi>;</mi>
      <mfrac>
        <mn>1</mn>
        <mn>9</mn>
      </mfrac>
      <mi>;</mi>
      <mfrac>
        <mn>1</mn>
        <mn>99</mn>
      </mfrac>
    </mrow>
    <annotation encoding="StarMath 5.0">48 over 27 ; 1 over 10 ; 1 over 100 ; 1 over 10^6 ; 11 over 100; 1 over 9; 1 over 99</annotation>
  </semantics>
</math>
</file>

<file path=Object 2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3/content.xml><?xml version="1.0" encoding="utf-8"?>
<math xmlns="http://www.w3.org/1998/Math/MathML" display="block">
  <semantics>
    <mrow>
      <mfrac>
        <mn>48</mn>
        <mn>27</mn>
      </mfrac>
      <mo stretchy="false">=</mo>
      <mspace/>
    </mrow>
    <annotation encoding="StarMath 5.0">48 over 27 = ~</annotation>
  </semantics>
</math>
</file>

<file path=Object 4/content.xml><?xml version="1.0" encoding="utf-8"?>
<math xmlns="http://www.w3.org/1998/Math/MathML" display="block">
  <semantics>
    <mrow>
      <mfrac>
        <mn>48</mn>
        <mn>27</mn>
      </mfrac>
      <mi>;</mi>
      <mfrac>
        <mn>1</mn>
        <mn>10</mn>
      </mfrac>
      <mi>;</mi>
      <mfrac>
        <mn>1</mn>
        <mn>100</mn>
      </mfrac>
      <mi>;</mi>
      <mfrac>
        <mn>1</mn>
        <msup>
          <mn>10</mn>
          <mn>6</mn>
        </msup>
      </mfrac>
      <mi>;</mi>
      <mfrac>
        <mn>11</mn>
        <mn>100</mn>
      </mfrac>
      <mi>;</mi>
      <mfrac>
        <mn>1</mn>
        <mn>9</mn>
      </mfrac>
      <mi>;</mi>
      <mfrac>
        <mn>1</mn>
        <mn>99</mn>
      </mfrac>
    </mrow>
    <annotation encoding="StarMath 5.0">48 over 27 ; 1 over 10 ; 1 over 100 ; 1 over 10^6 ; 11 over 100; 1 over 9; 1 over 99</annotation>
  </semantics>
</math>
</file>

<file path=Object 5/content.xml><?xml version="1.0" encoding="utf-8"?>
<math xmlns="http://www.w3.org/1998/Math/MathML" display="block">
  <semantics>
    <mrow>
      <mrow>
        <mfrac>
          <mn>1</mn>
          <mn>4</mn>
        </mfrac>
        <mo stretchy="false">+</mo>
        <mfrac>
          <mn>1</mn>
          <mn>4</mn>
        </mfrac>
      </mrow>
      <mo stretchy="false">=</mo>
      <mspace/>
    </mrow>
    <annotation encoding="StarMath 5.0">1 over 4 + 1 over 4= ~</annotation>
  </semantics>
</math>
</file>

<file path=Object 6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7/content.xml><?xml version="1.0" encoding="utf-8"?>
<math xmlns="http://www.w3.org/1998/Math/MathML" display="block">
  <semantics>
    <mrow>
      <mrow>
        <mfrac>
          <mn>1</mn>
          <mn>4</mn>
        </mfrac>
        <mo stretchy="false">+</mo>
        <mfrac>
          <mn>1</mn>
          <mn>4</mn>
        </mfrac>
      </mrow>
      <mo stretchy="false">=</mo>
      <mspace/>
    </mrow>
    <annotation encoding="StarMath 5.0">1 over 4 + 1 over 4= ~</annotation>
  </semantics>
</math>
</file>

<file path=Object 8/content.xml><?xml version="1.0" encoding="utf-8"?>
<math xmlns="http://www.w3.org/1998/Math/MathML" display="block">
  <semantics>
    <mrow>
      <mfrac>
        <mi>a</mi>
        <mi>b</mi>
      </mfrac>
      <mo stretchy="false">=</mo>
      <mspace/>
    </mrow>
    <annotation encoding="StarMath 5.0">a over b = ~</annotation>
  </semantics>
</math>
</file>

<file path=Object 9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